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32061739989B7A844E3.png" manifest:media-type="image/png"/>
  <manifest:file-entry manifest:full-path="Pictures/1000020100000320000003203489424BFE8D8861.png" manifest:media-type="image/png"/>
  <manifest:file-entry manifest:full-path="Pictures/100002010000032000000320DC1A63BC48256E1B.png" manifest:media-type="image/png"/>
  <manifest:file-entry manifest:full-path="Pictures/1000020100000320000003205F9CE857BAED2080.png" manifest:media-type="image/png"/>
  <manifest:file-entry manifest:full-path="Pictures/1000020100000320000003207A24758CAA5C07D7.png" manifest:media-type="image/png"/>
  <manifest:file-entry manifest:full-path="Pictures/100002010000032000000320157225A48DD3FC70.png" manifest:media-type="image/png"/>
  <manifest:file-entry manifest:full-path="Pictures/100002010000032000000320A62DC68648FA5E6A.png" manifest:media-type="image/png"/>
  <manifest:file-entry manifest:full-path="Pictures/100002010000032000000320870D6E8AAAAFDA77.png" manifest:media-type="image/png"/>
  <manifest:file-entry manifest:full-path="Pictures/100002010000032000000320861FA389875643AE.png" manifest:media-type="image/png"/>
  <manifest:file-entry manifest:full-path="Pictures/100002010000032000000320DAE0621582EA7C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el" svg:font-family="Abel" style:font-pitch="variable"/>
    <style:font-face style:name="Raleway" svg:font-family="Raleway" style:font-pitch="variable"/>
    <style:font-face style:name="Raleway Black" svg:font-family="'Raleway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e599" draw:textarea-horizontal-align="justify" draw:textarea-vertical-align="middle" draw:auto-grow-height="false" fo:min-height="1.546cm" fo:min-width="1.29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b6d7a8" draw:textarea-horizontal-align="justify" draw:textarea-vertical-align="middle" draw:auto-grow-height="false" fo:min-height="1.546cm" fo:min-width="1.296cm"/>
    </style:style>
    <style:style style:name="gr4" style:family="graphic" style:parent-style-name="standard">
      <style:graphic-properties draw:stroke="none" draw:fill-color="#d5a6bd" draw:textarea-horizontal-align="justify" draw:textarea-vertical-align="middle" draw:auto-grow-height="false" fo:min-height="1.546cm" fo:min-width="1.296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876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5.305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6.958cm"/>
    </style:style>
    <style:style style:name="gr8" style:family="graphic" style:parent-style-name="objectwithoutfill">
      <style:graphic-properties svg:stroke-width="0.282cm" svg:stroke-color="#000000" draw:marker-start-width="0.622cm" draw:marker-end="Symmetric_20_Arrow" draw:marker-end-width="0.722cm" draw:fill="none" draw:textarea-vertical-align="middle" fo:padding-top="0.265cm" fo:padding-bottom="0.265cm" fo:padding-left="0.39cm" fo:padding-right="0.39cm"/>
    </style:style>
    <style:style style:name="P1" style:family="paragraph">
      <loext:graphic-properties draw:fill-color="#ffe5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b6d7a8"/>
      <style:paragraph-properties fo:text-align="center"/>
    </style:style>
    <style:style style:name="P4" style:family="paragraph">
      <loext:graphic-properties draw:fill-color="#d5a6b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c8c8c8" style:font-name="Raleway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c8c8c8" style:font-name="Abel" fo:font-size="48pt" fo:font-weight="bold" style:font-size-asian="48pt" style:font-weight-asian="bold" style:font-size-complex="48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Raleway Black" fo:font-size="36pt" style:font-size-asian="36pt" style:font-size-complex="36pt"/>
    </style:style>
    <style:style style:name="T1" style:family="text">
      <style:text-properties fo:color="#c8c8c8" style:font-name="Raleway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Raleway Black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2.54cm" svg:height="2.54cm" svg:x="3.81cm" svg:y="2.19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" draw:text-style-name="P2" draw:layer="layout" svg:width="1.27cm" svg:height="1.27cm" svg:x="4.445cm" svg:y="2.834cm">
                <draw:image xlink:href="Pictures/100002010000032000000320861FA389875643AE.png" xlink:type="simple" xlink:show="embed" xlink:actuate="onLoad">
                  <text:p/>
                </draw:image>
              </draw:frame>
            </draw:g>
            <draw:g>
              <draw:custom-shape draw:style-name="gr1" draw:text-style-name="P1" draw:layer="layout" svg:width="2.54cm" svg:height="2.54cm" svg:x="8.255cm" svg:y="2.19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" draw:text-style-name="P2" draw:layer="layout" svg:width="1.27cm" svg:height="1.27cm" svg:x="8.89cm" svg:y="2.833cm">
                <draw:image xlink:href="Pictures/1000020100000320000003207A24758CAA5C07D7.png" xlink:type="simple" xlink:show="embed" xlink:actuate="onLoad">
                  <text:p/>
                </draw:image>
              </draw:frame>
            </draw:g>
            <draw:g>
              <draw:custom-shape draw:style-name="gr1" draw:text-style-name="P1" draw:layer="layout" svg:width="2.54cm" svg:height="2.54cm" svg:x="12.7cm" svg:y="2.19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" draw:text-style-name="P2" draw:layer="layout" svg:width="1.27cm" svg:height="1.27cm" svg:x="13.335cm" svg:y="2.833cm">
                <draw:image xlink:href="Pictures/100002010000032000000320A62DC68648FA5E6A.png" xlink:type="simple" xlink:show="embed" xlink:actuate="onLoad">
                  <text:p/>
                </draw:image>
              </draw:frame>
            </draw:g>
            <draw:g>
              <draw:custom-shape draw:style-name="gr3" draw:text-style-name="P3" draw:layer="layout" svg:width="2.54cm" svg:height="2.54cm" svg:x="3.81cm" svg:y="5.05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" draw:text-style-name="P2" draw:layer="layout" svg:width="1.27cm" svg:height="1.27cm" svg:x="4.445cm" svg:y="5.691cm">
                <draw:image xlink:href="Pictures/100002010000032000000320870D6E8AAAAFDA77.png" xlink:type="simple" xlink:show="embed" xlink:actuate="onLoad">
                  <text:p/>
                </draw:image>
              </draw:frame>
            </draw:g>
            <draw:g>
              <draw:custom-shape draw:style-name="gr3" draw:text-style-name="P3" draw:layer="layout" svg:width="2.54cm" svg:height="2.54cm" svg:x="8.255cm" svg:y="5.05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" draw:text-style-name="P2" draw:layer="layout" svg:width="1.27cm" svg:height="1.27cm" svg:x="8.89cm" svg:y="5.69cm">
                <draw:image xlink:href="Pictures/100002010000032000000320157225A48DD3FC70.png" xlink:type="simple" xlink:show="embed" xlink:actuate="onLoad">
                  <text:p/>
                </draw:image>
              </draw:frame>
            </draw:g>
            <draw:g>
              <draw:custom-shape draw:style-name="gr3" draw:text-style-name="P3" draw:layer="layout" svg:width="2.54cm" svg:height="2.54cm" svg:x="12.7cm" svg:y="5.05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" draw:text-style-name="P2" draw:layer="layout" svg:width="1.27cm" svg:height="1.27cm" svg:x="13.335cm" svg:y="5.69cm">
                <draw:image xlink:href="Pictures/100002010000032000000320DAE0621582EA7C9B.png" xlink:type="simple" xlink:show="embed" xlink:actuate="onLoad">
                  <text:p/>
                </draw:image>
              </draw:frame>
            </draw:g>
            <draw:g>
              <draw:custom-shape draw:style-name="gr3" draw:text-style-name="P3" draw:layer="layout" svg:width="2.54cm" svg:height="2.54cm" svg:x="3.81cm" svg:y="7.9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" draw:text-style-name="P2" draw:layer="layout" svg:width="1.27cm" svg:height="1.27cm" svg:x="4.445cm" svg:y="8.549cm">
                <draw:image xlink:href="Pictures/1000020100000320000003205F9CE857BAED2080.png" xlink:type="simple" xlink:show="embed" xlink:actuate="onLoad">
                  <text:p/>
                </draw:image>
              </draw:frame>
            </draw:g>
            <draw:g>
              <draw:custom-shape draw:style-name="gr3" draw:text-style-name="P3" draw:layer="layout" svg:width="2.54cm" svg:height="2.54cm" svg:x="8.255cm" svg:y="7.91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" draw:text-style-name="P2" draw:layer="layout" svg:width="1.27cm" svg:height="1.27cm" svg:x="8.89cm" svg:y="8.548cm">
                <draw:image xlink:href="Pictures/1000020100000320000003203489424BFE8D8861.png" xlink:type="simple" xlink:show="embed" xlink:actuate="onLoad">
                  <text:p/>
                </draw:image>
              </draw:frame>
            </draw:g>
            <draw:g>
              <draw:custom-shape draw:style-name="gr3" draw:text-style-name="P3" draw:layer="layout" svg:width="2.54cm" svg:height="2.54cm" svg:x="12.7cm" svg:y="7.91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" draw:text-style-name="P2" draw:layer="layout" svg:width="1.27cm" svg:height="1.27cm" svg:x="13.335cm" svg:y="8.548cm">
                <draw:image xlink:href="Pictures/100002010000032000000320DC1A63BC48256E1B.png" xlink:type="simple" xlink:show="embed" xlink:actuate="onLoad">
                  <text:p/>
                </draw:image>
              </draw:frame>
            </draw:g>
            <draw:g>
              <draw:custom-shape draw:style-name="gr4" draw:text-style-name="P4" draw:layer="layout" svg:width="2.54cm" svg:height="2.54cm" svg:x="3.81cm" svg:y="10.77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" draw:text-style-name="P2" draw:layer="layout" svg:width="1.27cm" svg:height="1.27cm" svg:x="4.445cm" svg:y="11.406cm">
                <draw:image xlink:href="Pictures/10000201000003200000032061739989B7A844E3.png" xlink:type="simple" xlink:show="embed" xlink:actuate="onLoad">
                  <text:p/>
                </draw:image>
              </draw:frame>
            </draw:g>
            <draw:g>
              <draw:frame draw:style-name="gr5" draw:text-style-name="P6" draw:layer="layout" svg:width="1.905cm" svg:height="3.126cm" svg:x="6.35cm" svg:y="1.93cm">
                <draw:text-box>
                  <text:p text:style-name="P5"><text:span text:style-name="T1">&amp;</text:span></text:p>
                </draw:text-box>
              </draw:frame>
              <draw:frame draw:style-name="gr5" draw:text-style-name="P7" draw:layer="layout" svg:width="1.905cm" svg:height="3.126cm" svg:x="10.795cm" svg:y="1.93cm">
                <draw:text-box>
                  <text:p text:style-name="P5"><text:span text:style-name="T1">&amp;</text:span></text:p>
                </draw:text-box>
              </draw:frame>
              <draw:frame draw:style-name="gr5" draw:text-style-name="P7" draw:layer="layout" svg:width="1.905cm" svg:height="3.126cm" svg:x="15.24cm" svg:y="1.93cm">
                <draw:text-box>
                  <text:p text:style-name="P5"><text:span text:style-name="T1">&amp;</text:span></text:p>
                </draw:text-box>
              </draw:frame>
            </draw:g>
            <draw:g>
              <draw:frame draw:style-name="gr5" draw:text-style-name="P7" draw:layer="layout" svg:width="1.905cm" svg:height="3.126cm" svg:x="6.35cm" svg:y="4.787cm">
                <draw:text-box>
                  <text:p text:style-name="P5"><text:span text:style-name="T1">&amp;</text:span></text:p>
                </draw:text-box>
              </draw:frame>
              <draw:frame draw:style-name="gr5" draw:text-style-name="P7" draw:layer="layout" svg:width="1.905cm" svg:height="3.126cm" svg:x="10.795cm" svg:y="4.787cm">
                <draw:text-box>
                  <text:p text:style-name="P5"><text:span text:style-name="T1">&amp;</text:span></text:p>
                </draw:text-box>
              </draw:frame>
              <draw:frame draw:style-name="gr5" draw:text-style-name="P7" draw:layer="layout" svg:width="1.905cm" svg:height="3.126cm" svg:x="15.24cm" svg:y="4.787cm">
                <draw:text-box>
                  <text:p text:style-name="P5"><text:span text:style-name="T1">&amp;</text:span></text:p>
                </draw:text-box>
              </draw:frame>
            </draw:g>
            <draw:g>
              <draw:frame draw:style-name="gr5" draw:text-style-name="P7" draw:layer="layout" svg:width="1.905cm" svg:height="3.126cm" svg:x="6.35cm" svg:y="7.645cm">
                <draw:text-box>
                  <text:p text:style-name="P5"><text:span text:style-name="T1">&amp;</text:span></text:p>
                </draw:text-box>
              </draw:frame>
              <draw:frame draw:style-name="gr5" draw:text-style-name="P7" draw:layer="layout" svg:width="1.905cm" svg:height="3.126cm" svg:x="10.795cm" svg:y="7.645cm">
                <draw:text-box>
                  <text:p text:style-name="P5"><text:span text:style-name="T1">&amp;</text:span></text:p>
                </draw:text-box>
              </draw:frame>
              <draw:frame draw:style-name="gr5" draw:text-style-name="P7" draw:layer="layout" svg:width="1.905cm" svg:height="3.126cm" svg:x="15.24cm" svg:y="7.645cm">
                <draw:text-box>
                  <text:p text:style-name="P5"><text:span text:style-name="T1">&amp;</text:span></text:p>
                </draw:text-box>
              </draw:frame>
            </draw:g>
          </draw:g>
          <draw:frame draw:style-name="gr6" draw:text-style-name="P8" draw:layer="layout" svg:width="2.54cm" svg:height="5.555cm" svg:x="1.27cm" svg:y="4.843cm">
            <draw:text-box>
              <text:p text:style-name="P5"><text:span text:style-name="T2">If</text:span></text:p>
            </draw:text-box>
          </draw:frame>
          <draw:frame draw:style-name="gr7" draw:text-style-name="P8" draw:layer="layout" svg:width="6.985cm" svg:height="7.208cm" svg:x="19.685cm" svg:y="4.016cm">
            <draw:text-box>
              <text:p text:style-name="P5"><text:span text:style-name="T2">Behavior very likely</text:span></text:p>
            </draw:text-box>
          </draw:frame>
          <draw:line draw:style-name="gr8" draw:text-style-name="P2" draw:layer="layout" svg:x1="17.145cm" svg:y1="7.62cm" svg:x2="19.685cm" svg:y2="7.6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el" svg:font-family="Abel" style:font-pitch="variable"/>
    <style:font-face style:name="Raleway" svg:font-family="Raleway" style:font-pitch="variable"/>
    <style:font-face style:name="Raleway Black" svg:font-family="'Raleway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7T13:56:44.134043974</meta:creation-date>
    <dc:date>2020-03-10T10:03:40.450613569</dc:date>
    <meta:editing-duration>PT5H59M29S</meta:editing-duration>
    <meta:editing-cycles>36</meta:editing-cycles>
    <meta:generator>LibreOffice/6.0.7.3$Linux_X86_64 LibreOffice_project/00m0$Build-3</meta:generator>
    <meta:document-statistic meta:object-count="47"/>
  </office:meta>
</office:document-meta>
</file>